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7bb28" officeooo:paragraph-rsid="0017bb28"/>
    </style:style>
    <style:style style:name="P2" style:family="paragraph" style:parent-style-name="Heading_20_1">
      <style:text-properties officeooo:rsid="00190bd7" officeooo:paragraph-rsid="00190bd7"/>
    </style:style>
    <style:style style:name="P3" style:family="paragraph" style:parent-style-name="Text_20_body">
      <style:text-properties officeooo:rsid="00133587" officeooo:paragraph-rsid="00133587"/>
    </style:style>
    <style:style style:name="P4" style:family="paragraph" style:parent-style-name="Text_20_body">
      <style:text-properties officeooo:rsid="0015c58b" officeooo:paragraph-rsid="0015c58b"/>
    </style:style>
    <style:style style:name="P5" style:family="paragraph" style:parent-style-name="Text_20_body">
      <style:text-properties officeooo:paragraph-rsid="0015c58b"/>
    </style:style>
    <style:style style:name="P6"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list-style-name="L2">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list-style-name="L7">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list-style-name="L7">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9a2f2" style:text-blinking="false" fo:background-color="transparent"/>
    </style:style>
    <style:style style:name="P10" style:family="paragraph" style:parent-style-name="Text_20_body" style:list-style-name="L7">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1" style:family="paragraph" style:parent-style-name="Text_20_body">
      <style:text-properties officeooo:paragraph-rsid="0017bb28"/>
    </style:style>
    <style:style style:name="P12" style:family="paragraph" style:parent-style-name="Text_20_body">
      <loext:graphic-properties draw:fill="none" draw:fill-color="#ffffff"/>
      <style:paragraph-properties fo:margin-top="0in" fo:margin-bottom="0in" style:contextual-spacing="false" fo:line-height="138%" fo:background-color="transparent" fo:padding="0in" fo:border="none" style:writing-mode="lr-tb"/>
    </style:style>
    <style:style style:name="P13" style:family="paragraph" style:parent-style-name="Text_20_body" style:list-style-name="L7">
      <loext:graphic-properties draw:fill="none" draw:fill-color="#ffffff"/>
      <style:paragraph-properties fo:margin-top="0in" fo:margin-bottom="0in" style:contextual-spacing="false" fo:line-height="138%" fo:background-color="transparent" fo:padding="0in" fo:border="none" style:writing-mode="lr-tb"/>
    </style:style>
    <style:style style:name="P14" style:family="paragraph" style:parent-style-name="Text_20_body">
      <style:text-properties officeooo:rsid="0018e253" officeooo:paragraph-rsid="0018e253"/>
    </style:style>
    <style:style style:name="P15" style:family="paragraph" style:parent-style-name="Text_20_body">
      <style:text-properties officeooo:paragraph-rsid="0019a2f2"/>
    </style:style>
    <style:style style:name="P16" style:family="paragraph" style:parent-style-name="Text_20_body">
      <loext:graphic-properties draw:fill="none" draw:fill-color="#ffffff"/>
      <style:paragraph-properties fo:margin-top="0in" fo:margin-bottom="0in" style:contextual-spacing="false" fo:line-height="138%" fo:background-color="transparent" fo:padding="0in" fo:border="none" style:writing-mode="lr-tb"/>
      <style:text-properties officeooo:rsid="0019a2f2" officeooo:paragraph-rsid="0019a2f2"/>
    </style:style>
    <style:style style:name="P17" style:family="paragraph" style:parent-style-name="Title">
      <style:text-properties officeooo:rsid="00133587" officeooo:paragraph-rsid="00133587"/>
    </style:style>
    <style:style style:name="T1" style:family="text">
      <style:text-properties style:text-position="super 58%"/>
    </style:style>
    <style:style style:name="T2" style:family="text">
      <style:text-properties style:text-position="0% 100%"/>
    </style:style>
    <style:style style:name="T3" style:family="text">
      <style:text-properties officeooo:rsid="0017bb28"/>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7bb28" style:text-blinking="false" fo:background-color="transparent" loext:char-shading-value="0"/>
    </style:style>
    <style:style style:name="T6" style:family="text">
      <style:text-properties officeooo:rsid="00190bd7"/>
    </style:style>
    <style:style style:name="T7" style:family="text">
      <style:text-properties fo:background-color="transparent" loext:char-shading-value="0"/>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Robotics in House Fire Search and Rescue Operations</text:p>
      <text:p text:style-name="P3"/>
      <text:h text:style-name="P1" text:outline-level="1">Introduction</text:h>
      <text:p text:style-name="P4">The first step taken to analyze robotic applications in firefighting is to clearly define the goals of firefighting<text:span text:style-name="T1"> </text:span><text:span text:style-name="T2"><text:s/>(</text:span><text:a xlink:type="simple" xlink:href="https://journals.sagepub.com/doi/abs/10.1177/154193120905300426?casa_token=IcFtHml2BP0AAAAA%3AzvY-GTRkL_Tk-UHz9Lu7REQ1FuxQ3iBX79rVl0KwKO4PSeNabQXigsvcFogP8udmooGJ0gzwxuxWSg&amp;journalCode=proe" text:style-name="Internet_20_link" text:visited-style-name="Visited_20_Internet_20_Link"><text:span text:style-name="T2">Branlat 2009</text:span></text:a><text:span text:style-name="T2">)</text:span>:</text:p>
      <text:list xml:id="list1190412495" text:style-name="L2">
        <text:list-item>
          <text:p text:style-name="P7">Saving Lives</text:p>
        </text:list-item>
        <text:list-item>
          <text:p text:style-name="P7">Protecting Property</text:p>
        </text:list-item>
        <text:list-item>
          <text:p text:style-name="P7">Managing risk exposure of firefighters</text:p>
        </text:list-item>
      </text:list>
      <text:p text:style-name="P5"/>
      <text:p text:style-name="P4">The focus of my research was on saving the lives of the victims and the firefighters during urban fires, specifically house fires. This means an extremely efficient method of search and rescue of the house must be develop to locate and recover all victims while keeping the firefighters safe.</text:p>
      <text:p text:style-name="P4"/>
      <text:p text:style-name="P11"><text:span text:style-name="T3">The major challenges faced during this process are </text:span><text:bookmark text:name="docs-internal-guid-9a404da9-7fff-477c-56f8-96b593a2d7a3"/><text:span text:style-name="T3">the low observability and the heavy dependence on radio comms which, when compromised, can be extremely harmful to the safety of the firefighters. The most common causes for failed firefighting cases are f</text:span><text:span text:style-name="T4">ailure to recoordinate in a timely manner (further operations created more threats and challenges) </text:span><text:span text:style-name="T5">and m</text:span><text:span text:style-name="T4">embers get</text:span><text:span text:style-name="T5">ting </text:span><text:span text:style-name="T4">isolated and </text:span><text:span text:style-name="T5">their </text:span><text:span text:style-name="T4">position </text:span><text:span text:style-name="T5">being </text:span><text:span text:style-name="T4">unknown to others.</text:span></text:p>
      <text:p text:style-name="P6"/>
      <text:p text:style-name="P14">Introducing autonomous robots <text:span text:style-name="T6">holds potential to solve many of these challenges with various sensing methods and strong communication channels.</text:span></text:p>
      <text:h text:style-name="P2" text:outline-level="1">Solution Development</text:h>
      <text:p text:style-name="P15"><text:span text:style-name="T3">Nagsh 2008 describes </text:span><text:span text:style-name="T6">the various challenges that may be faced when developing a robot-human firefighting system:</text:span></text:p>
      <text:list xml:id="list3209671431" text:style-name="L7">
        <text:list-item>
          <text:p text:style-name="P10"><text:span text:style-name="T7">high workload</text:span></text:p>
        </text:list-item>
        <text:list-item>
          <text:p text:style-name="P8">communication issues</text:p>
        </text:list-item>
        <text:list-item>
          <text:p text:style-name="P9"><text:span text:style-name="T3">noisy and hazardous environment</text:span></text:p>
        </text:list-item>
        <text:list-item>
          <text:p text:style-name="P13"><text:span text:style-name="T4">situational awareness</text:span></text:p>
        </text:list-item>
      </text:list>
      <text:p text:style-name="P12"><text:span text:style-name="T4"/></text:p>
      <text:p text:style-name="P16"><text:span text:style-name="T4">The hectic and dangerous nature of firefighting led me to consider compact and durable robot designs to tackle this problem. This led me to consider Spherical Mobile Robots, which encapsulate all </text:span><text:soft-page-break/><text:span text:style-name="T4">electronics inside a shell, allowing for a compact and durable design capable of withstanding intense and dangerous environments. They are actuated with some form of center of gravity shifting in addition to reaction wheels for added torque capabilities.</text:span></text:p>
      <text:p text:style-name="P16"><text:span text:style-name="T4"/></text:p>
      <text:p text:style-name="P16"><text:span text:style-name="T4">However, an major barrier still stood which significantly reduced the capabilities of a robot-human firefighting system. Doors and stairs are challenging for robots to pass through, no matter the robot design. This means the robots have to rely on humans to pass through doors or climb stairs, significantly decreasing the efficiency of the system. Now, firefighters are still forced to place themselves in significant danger just to allow the autonomous robots to do their job.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3T08:51:30.524659380</meta:creation-date>
    <dc:date>2023-07-03T10:26:07.767394219</dc:date>
    <meta:editing-duration>PT9M56S</meta:editing-duration>
    <meta:editing-cycles>1</meta:editing-cycles>
    <meta:generator>LibreOffice/7.3.7.2$Linux_X86_64 LibreOffice_project/30$Build-2</meta:generator>
    <meta:document-statistic meta:table-count="0" meta:image-count="0" meta:object-count="0" meta:page-count="2" meta:paragraph-count="17" meta:word-count="350" meta:character-count="2286" meta:non-whitespace-character-count="1958"/>
  </office:meta>
</office:document-meta>
</file>